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2700000027083DE967.png" manifest:media-type="image/png"/>
  <manifest:file-entry manifest:full-path="Pictures/100002010000002700000027BA787845.png" manifest:media-type="image/png"/>
  <manifest:file-entry manifest:full-path="Pictures/10000000000003C0000002D0B88F2ED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8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b9" style:text-line-through-style="none" style:text-line-through-type="none" style:text-position="0% 100%" style:font-name="Calibri1" fo:font-size="64pt" fo:letter-spacing="-0.052cm" fo:font-style="normal" style:text-underline-style="none" fo:font-weight="normal" style:font-size-asian="64pt" style:font-style-asian="normal" style:font-weight-asian="normal" style:font-name-complex="Arial1" style:font-size-complex="6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5pt" fo:letter-spacing="normal" fo:font-style="normal" style:text-underline-style="none" fo:font-weight="normal" style:font-name-asian="+mn-ea1" style:font-size-asian="5pt" style:font-style-asian="normal" style:font-weight-asian="normal" style:font-name-complex="+mn-cs1" style:font-size-complex="5pt" style:font-style-complex="normal" style:font-weight-complex="normal"/>
    </style:style>
    <style:style style:name="T5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ffffb9" style:text-line-through-style="none" style:text-line-through-type="none" style:text-position="0% 100%" style:font-name="Calibri1" fo:font-size="36pt" fo:letter-spacing="-0.052cm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10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338cm" svg:height="4.231cm" svg:x="2.028cm" svg:y="5.292cm" presentation:class="title" presentation:user-transformed="true">
          <draw:text-box>
            <text:p text:style-name="P1"><text:span text:style-name="T1">BDGMM 2018</text:span><text:span text:style-name="T1"><text:line-break/></text:span><text:span text:style-name="T1">Hackathon Report</text:span></text:p>
          </draw:text-box>
        </draw:frame>
        <draw:frame draw:name="Subtitle 2" presentation:style-name="pr2" draw:text-style-name="P4" draw:layer="layout" svg:width="21.338cm" svg:height="4.016cm" svg:x="2.028cm" svg:y="12.069cm" presentation:class="subtitle" presentation:user-transformed="true">
          <draw:text-box>
            <text:p text:style-name="P3"><text:span text:style-name="T2">Linuxy</text:span></text:p>
            <text:p text:style-name="P3"><text:span text:style-name="T2">Roger Duthie, Tobias Weber</text:span></text:p>
            <text:p text:style-name="P3"><text:span text:style-name="T2">March 19,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5" draw:text-style-name="P6" draw:layer="layout" svg:width="17.144cm" svg:height="1.269cm" svg:x="0cm" svg:y="24.126cm" presentation:class="footer" presentation:user-transformed="true">
            <draw:text-box>
              <text:p text:style-name="P8"><text:span text:style-name="T4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4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4"><text:line-break/></text:span><text:span text:style-name="T4">MICROSOFT MAKES NO WARRANTIES, EXPRESS, IMPLIED OR STATUTORY, AS TO THE INFORMATION IN THIS PRESENTATION.</text:span></text:p>
              <text:p text:style-name="P8"><text:span text:style-name="T4"/></text:p>
            </draw:text-box>
          </draw:frame>
          <draw:frame draw:name="Slide Number Placeholder 6" presentation:style-name="pr5" draw:text-style-name="P6" draw:layer="layout" svg:width="1.9cm" svg:height="1.269cm" svg:x="17.145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2" draw:id="id2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Data mashup (20)</text:span></text:p>
              </text:list-item>
            </text:list>
            <text:p text:style-name="P11"><text:span text:style-name="T2"><text:line-break/></text:span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3" draw:id="id3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Big Data analytics (20) 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4" draw:id="id4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Creativity (20)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5" draw:id="id5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Efficiency (20)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6" draw:id="id6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Output content (10)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7" draw:id="id7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4">
              <text:list-item>
                <text:p text:style-name="P10"><text:span text:style-name="T2">Output format (10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ar Chart Example" draw:style-name="dp1" draw:master-page-name="Title_20_Only" presentation:presentation-page-layout-name="AL2T19" xml:id="id8" draw:id="id8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Bar Chart Example</text:span></text:p>
          </draw:text-box>
        </draw:frame>
        <draw:frame draw:name="Chart 2" draw:style-name="gr2" draw:text-style-name="P12" draw:layer="layout" svg:width="22.309cm" svg:height="14.639cm" svg:x="1.058cm" svg:y="3.28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ie Chart Example" draw:style-name="dp1" draw:master-page-name="Title_20_Only" presentation:presentation-page-layout-name="AL2T19" xml:id="id9" draw:id="id9">
        <draw:frame draw:name="Title 2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Pie Chart Example</text:span></text:p>
          </draw:text-box>
        </draw:frame>
        <draw:frame draw:name="Chart 4" draw:style-name="gr2" draw:text-style-name="P12" draw:layer="layout" svg:width="21.563cm" svg:height="13.581cm" svg:x="1.72cm" svg:y="3.594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1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1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19">19/03/18</text:date></text:span><text:span text:style-name="T3"> </text:span><text:span text:style-name="T3"><text:time style:data-style-name="T1" text:time-value="00:00:00">23:17:34</text:time></text:span></text:p>
            </draw:text-box>
          </draw:frame>
          <draw:frame draw:name="Footer Placeholder 5" presentation:style-name="pr13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Line Chart Example" draw:style-name="dp1" draw:master-page-name="Title_20_Only" presentation:presentation-page-layout-name="AL2T19" xml:id="id10" draw:id="id10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Line Chart Example</text:span></text:p>
          </draw:text-box>
        </draw:frame>
        <draw:frame draw:name="Chart 2" draw:style-name="gr2" draw:text-style-name="P12" draw:layer="layout" svg:width="22.725cm" svg:height="14.556cm" svg:x="0.965cm" svg:y="3.194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rea Chart Example" draw:style-name="dp1" draw:master-page-name="Title_20_Only" presentation:presentation-page-layout-name="AL2T19" xml:id="id11" draw:id="id11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Area Chart Example</text:span></text:p>
          </draw:text-box>
        </draw:frame>
        <draw:frame draw:name="Chart 2" draw:style-name="gr2" draw:text-style-name="P12" draw:layer="layout" svg:width="21.739cm" svg:height="14.838cm" svg:x="1.411cm" svg:y="3.021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3C0000002D0B88F2ED7.jpg" xlink:type="simple" xlink:show="embed" xlink:actuate="onLoad"/>
    <draw:fill-image draw:name="msFillBitmap_20_2" draw:display-name="msFillBitmap 2" xlink:href="Pictures/10000000000003C0000002D0B88F2ED7.jpg" xlink:type="simple" xlink:show="embed" xlink:actuate="onLoad"/>
    <draw:fill-image draw:name="msFillBitmap_20_3" draw:display-name="msFillBitmap 3" xlink:href="Pictures/10000000000003C0000002D0B88F2ED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54pt"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6" style:family="paragraph">
      <style:paragraph-properties fo:text-align="start" style:font-independent-line-spacing="true"/>
      <style:text-properties fo:font-size="48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b9" style:text-line-through-style="none" style:text-line-through-type="none" style:text-position="0% 100%" style:font-name="Calibri1" fo:font-size="54pt" fo:letter-spacing="-0.052cm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2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image text:level="5" xlink:href="Pictures/100002010000002700000027083DE967.png" xlink:type="simple" xlink:show="embed" xlink:actuate="onLoad">
        <style:list-level-properties text:space-before="4.459cm" text:min-label-width="0.934cm" style:vertical-pos="middle" style:vertical-rel="line" fo:width="0.677cm" fo:height="0.677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338cm" svg:height="4.231cm" svg:x="2.028cm" svg:y="5.292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Title 1" presentation:style-name="Mpr4" draw:text-style-name="MP6" draw:layer="backgroundobjects" svg:width="23.282cm" svg:height="1.846cm" svg:x="1.058cm" svg:y="0.639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Text Placeholder 5" presentation:style-name="Mpr5" draw:text-style-name="MP11" draw:layer="backgroundobjects" svg:width="23.282cm" svg:height="6.14cm" svg:x="1.058cm" svg:y="3.921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3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and_20_Content-title" draw:layer="backgroundobjects" svg:width="12.699cm" svg:height="9.524cm" svg:x="3.175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3">
      <draw:frame draw:name="Title 1" presentation:style-name="Mpr8" draw:text-style-name="MP6" draw:layer="backgroundobjects" svg:width="23.282cm" svg:height="1.846cm" svg:x="1.058cm" svg:y="0.639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DMM 2017 24 Hours Hackathon</dc:title>
    <meta:initial-creator>Chang, Wo L (Fed)</meta:initial-creator>
    <meta:editing-cycles>11</meta:editing-cycles>
    <meta:creation-date>2017-12-11T03:22:20</meta:creation-date>
    <dc:date>2018-03-19T23:17:32.878633676</dc:date>
    <meta:editing-duration>PT2M47S</meta:editing-duration>
    <meta:generator>LibreOffice/4.3.3.2$Linux_X86_64 LibreOffice_project/430m0$Build-2</meta:generator>
    <meta:document-statistic meta:object-count="1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102867789990</meta:user-defined>
    <meta:template xlink:type="simple" xlink:actuate="onRequest" xlink:title="Sample presentation slides (Teal feathered clouds design)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Calibri" fo:font-size="28pt" style:font-size-asian="28pt" style:font-size-complex="28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loext:external-data="ppt/embeddings/Microsoft_Excel_Worksheet.xlsx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056981"/>
      <style:text-properties fo:color="#ffffff" style:text-position="0% 100%" fo:font-family="Calibri" fo:font-size="20pt" style:font-size-asian="20pt" style:font-size-complex="20pt"/>
    </style:style>
    <style:style style:name="ch5" style:family="chart" style:data-style-name="N0">
      <style:chart-properties chart:display-label="true" chart:logarithmic="false" chart:interval-major="1" chart:gap-width="150" chart:reverse-direction="false" text:line-break="false" chart:link-data-style-to-source="false" chart:axis-position="0" chart:tick-mark-position="at-axis"/>
      <style:graphic-properties svg:stroke-width="0.026cm" svg:stroke-color="#056981"/>
      <style:text-properties fo:color="#ffffff" style:text-position="0% 100%" fo:font-family="Calibri" fo:font-size="32pt" style:font-size-asian="32pt" style:font-size-complex="32pt"/>
    </style:style>
    <style:style style:name="ch6" style:family="chart">
      <style:graphic-properties svg:stroke-width="0.026cm" svg:stroke-color="#056981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ffffff" style:text-position="0% 100%" fo:font-family="Calibri" fo:font-size="18pt" style:font-size-asian="18pt" style:font-size-complex="18pt"/>
    </style:style>
    <style:style style:name="ch9" style:family="chart" style:data-style-name="N0">
      <style:chart-properties chart:solid-type="cylinder"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ffffff" style:text-position="0% 100%" fo:font-family="Calibri" fo:font-size="18pt" style:font-size-asian="18pt" style:font-size-complex="18pt"/>
    </style:style>
    <style:style style:name="ch10" style:family="chart" style:data-style-name="N0">
      <style:chart-properties chart:solid-type="cylinder"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3"/>
      <style:text-properties fo:color="#ffffff" style:text-position="0% 100%" fo:font-family="Calibri" fo:font-size="18pt" style:font-size-asian="18pt" style:font-size-complex="18pt"/>
    </style:style>
    <style:style style:name="ch11" style:family="chart">
      <style:graphic-properties draw:stroke="solid" svg:stroke-width="0.026cm" svg:stroke-color="#ffffff" draw:fill="gradient" draw:fill-color="#d9d9d9" draw:fill-gradient-name="msFillGradient_20_4"/>
    </style:style>
    <style:style style:name="ch12" style:family="chart">
      <style:graphic-properties draw:stroke="solid" svg:stroke-width="0.026cm" draw:fill-color="#000000" draw:opacity="70%"/>
    </style:style>
  </office:automatic-styles>
  <office:body>
    <office:chart>
      <chart:chart svg:width="22.31cm" svg:height="14.64cm" xlink:href="." xlink:type="simple" chart:class="chart:bar" chart:style-name="ch1">
        <chart:legend chart:legend-position="end" svg:x="16.697cm" svg:y="5.217cm" style:legend-expansion="high" chart:style-name="ch2"/>
        <chart:plot-area chart:style-name="ch3" chart:data-source-has-labels="both" svg:x="0.446cm" svg:y="0.292cm" svg:width="15.805cm" svg:height="14.05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037cm" svg:y="0.478cm" svg:width="14.153cm" svg:height="10.23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msFillGradient_20_1" draw:display-name="msFillGradient 1" draw:style="linear" draw:start-color="#6f5400" draw:end-color="#b48700" draw:start-intensity="100%" draw:end-intensity="100%" draw:angle="1800" draw:border="0%"/>
    <draw:gradient draw:name="msFillGradient_20_2" draw:display-name="msFillGradient 2" draw:style="linear" draw:start-color="#1e3a67" draw:end-color="#345fa3" draw:start-intensity="100%" draw:end-intensity="100%" draw:angle="1800" draw:border="0%"/>
    <draw:gradient draw:name="msFillGradient_20_3" draw:display-name="msFillGradient 3" draw:style="linear" draw:start-color="#7c3203" draw:end-color="#c3510a" draw:start-intensity="100%" draw:end-intensity="100%" draw:angle="1800" draw:border="0%"/>
    <draw:gradient draw:name="msFillGradient_20_4" draw:display-name="msFillGradient 4" draw:style="linear" draw:start-color="#000000" draw:end-color="#000000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ffffff" style:text-position="0% 100%" fo:font-family="Calibri" fo:font-size="44pt" style:font-size-asian="44pt" style:font-size-complex="44pt"/>
    </style:style>
    <style:style style:name="ch3" style:family="chart">
      <style:graphic-properties draw:stroke="none" draw:fill="none" draw:fill-color="#d9d9d9"/>
      <style:text-properties fo:color="#ffffff" style:text-position="0% 100%" fo:font-family="Calibri" fo:font-size="32pt" style:font-size-asian="32pt" style:font-size-complex="32pt"/>
    </style:style>
    <style:style style:name="ch4" style:family="chart">
      <style:chart-properties chart:three-dimensional="true" chart:include-hidden-cells="false" chart:treat-empty-cells="leave-gap" loext:external-data="ppt/embeddings/Microsoft_Excel_Worksheet1.xlsx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ffffff"/>
      <style:text-properties fo:color="#ffffff" style:text-position="0% 100%" fo:font-family="Calibri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ffffff"/>
      <style:text-properties fo:color="#ffffff" style:text-position="0% 100%" fo:font-family="Calibri" fo:font-size="18pt" style:font-size-asian="18pt" style:font-size-complex="18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loext:label-stroke-color="#ffffff"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ffffff" style:text-position="0% 100%" fo:font-family="Calibri" fo:font-size="28pt" style:font-size-asian="28pt" style:font-size-complex="28pt"/>
    </style:style>
    <style:style style:name="ch9" style:family="chart">
      <style:chart-properties chart:solid-type="cuboid"/>
      <style:graphic-properties draw:fill-color="#004586" draw:fill-gradient-name="msFillGradient_20_2"/>
    </style:style>
    <style:style style:name="ch10" style:family="chart">
      <style:chart-properties chart:solid-type="cuboid"/>
      <style:graphic-properties draw:fill-color="#ff420e" draw:fill-gradient-name="msFillGradient_20_3"/>
    </style:style>
    <style:style style:name="ch11" style:family="chart">
      <style:chart-properties chart:solid-type="cuboid"/>
      <style:graphic-properties draw:fill-color="#ffd320" draw:fill-gradient-name="msFillGradient_20_4"/>
    </style:style>
    <style:style style:name="ch12" style:family="chart">
      <style:chart-properties chart:solid-type="cuboid"/>
      <style:graphic-properties draw:fill-color="#579d1c" draw:fill-gradient-name="msFillGradient_20_5"/>
    </style:style>
    <style:style style:name="ch13" style:family="chart">
      <style:graphic-properties draw:fill="solid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564cm" svg:height="13.582cm" xlink:href="." xlink:type="simple" chart:class="chart:circle" chart:style-name="ch1">
        <chart:title svg:x="6.468cm" svg:y="0.406cm" chart:style-name="ch2">
          <text:p>Chart Title</text:p>
        </chart:title>
        <chart:legend chart:legend-position="end" svg:x="15.385cm" svg:y="4.491cm" style:legend-expansion="custom" chartooo:width="6.002cm" chartooo:height="5.725cm" style:legend-expansion-aspect-ratio="1.04838427947598" chart:style-name="ch3"/>
        <chart:plot-area chart:style-name="ch4" chart:data-source-has-labels="both" svg:x="0.025cm" svg:y="3.797cm" svg:width="15.464cm" svg:height="8.166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0.025cm" svg:y="2.252cm" svg:width="15.464cm" svg:height="11.25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t Title</text:p>
              </table:table-cell>
            </table:table-row>
          </table:table-header-rows>
          <table:table-rows>
            <table:table-row>
              <table:table-cell office:value-type="string">
                <text:p>1st Qtr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nd Qtr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rd Qtr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th Qtr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msFillGradient_20_1" draw:display-name="msFillGradient 1" draw:style="linear" draw:start-color="#6f5400" draw:end-color="#b48700" draw:start-intensity="100%" draw:end-intensity="100%" draw:angle="1800" draw:border="0%"/>
    <draw:gradient draw:name="msFillGradient_20_2" draw:display-name="msFillGradient 2" draw:style="linear" draw:start-color="#6f5400" draw:end-color="#b48700" draw:start-intensity="100%" draw:end-intensity="100%" draw:angle="1800" draw:border="0%"/>
    <draw:gradient draw:name="msFillGradient_20_3" draw:display-name="msFillGradient 3" draw:style="linear" draw:start-color="#1e3a67" draw:end-color="#345fa3" draw:start-intensity="100%" draw:end-intensity="100%" draw:angle="1800" draw:border="0%"/>
    <draw:gradient draw:name="msFillGradient_20_4" draw:display-name="msFillGradient 4" draw:style="linear" draw:start-color="#7c3203" draw:end-color="#c3510a" draw:start-intensity="100%" draw:end-intensity="100%" draw:angle="1800" draw:border="0%"/>
    <draw:gradient draw:name="msFillGradient_20_5" draw:display-name="msFillGradient 5" draw:style="linear" draw:start-color="#006d49" draw:end-color="#01af75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Calibri" fo:font-size="28pt" style:font-size-asian="28pt" style:font-size-complex="28pt"/>
    </style:style>
    <style:style style:name="ch3" style:family="chart">
      <style:chart-properties chart:symbol-type="automatic" chart:include-hidden-cells="false" chart:auto-position="true" chart:auto-size="true" chart:treat-empty-cells="leave-gap" loext:external-data="ppt/embeddings/Microsoft_Excel_Worksheet2.xlsx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056981"/>
      <style:text-properties fo:color="#ffffff" style:text-position="0% 100%" fo:font-family="Calibri" fo:font-size="24pt" style:font-size-asian="24pt" style:font-size-complex="2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056981"/>
      <style:text-properties fo:color="#ffffff" style:text-position="0% 100%" fo:font-family="Calibri" fo:font-size="28pt" style:font-size-asian="28pt" style:font-size-complex="28pt"/>
    </style:style>
    <style:style style:name="ch6" style:family="chart">
      <style:graphic-properties svg:stroke-width="0.026cm" svg:stroke-color="#056981"/>
    </style:style>
    <style:style style:name="ch7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svg:stroke-width="0.353cm" svg:stroke-color="#ffc000" draw:fill-color="#ffc000"/>
      <style:text-properties fo:color="#ffffff" style:text-position="0% 100%" fo:font-family="Calibri" fo:font-size="18pt" style:font-size-asian="18pt" style:font-size-complex="18pt"/>
    </style:style>
    <style:style style:name="ch8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svg:stroke-width="0.353cm" svg:stroke-color="#6b8ec7" draw:fill-color="#6b8ec7"/>
      <style:text-properties fo:color="#ffffff" style:text-position="0% 100%" fo:font-family="Calibri" fo:font-size="18pt" style:font-size-asian="18pt" style:font-size-complex="18pt"/>
    </style:style>
    <style:style style:name="ch9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svg:stroke-width="0.353cm" svg:stroke-color="#df8045" draw:fill-color="#df8045"/>
      <style:text-properties fo:color="#ffffff" style:text-position="0% 100%" fo:font-family="Calibri" fo:font-size="18pt" style:font-size-asian="18pt" style:font-size-complex="18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svg:stroke-width="0.353cm" svg:stroke-color="#35c595" draw:fill-color="#35c595"/>
      <style:text-properties fo:color="#ffffff" style:text-position="0% 100%" fo:font-family="Calibri" fo:font-size="18pt" style:font-size-asian="18pt" style:font-size-complex="18pt"/>
    </style:style>
    <style:style style:name="ch11" style:family="chart">
      <style:graphic-properties draw:stroke="solid" svg:stroke-color="#056981" draw:fill="gradient" draw:fill-color="#d9d9d9" draw:fill-gradient-name="msFillGradient_20_1"/>
    </style:style>
    <style:style style:name="ch12" style:family="chart">
      <style:graphic-properties draw:fill-color="#d9d9d9"/>
    </style:style>
  </office:automatic-styles>
  <office:body>
    <office:chart>
      <chart:chart svg:width="22.726cm" svg:height="14.557cm" xlink:href="." xlink:type="simple" chart:class="chart:line" chart:style-name="ch1">
        <chart:legend chart:legend-position="end" svg:x="16.905cm" svg:y="4.507cm" style:legend-expansion="high" chart:style-name="ch2"/>
        <chart:plot-area chart:style-name="ch3" chart:data-source-has-labels="both" svg:x="0.454cm" svg:y="0.291cm" svg:width="15.997cm" svg:height="13.975cm">
          <chartooo:coordinate-region svg:x="4.122cm" svg:y="0.861cm" svg:width="11.973cm" svg:height="9.13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series chart:style-name="ch10" chart:values-cell-range-address="local-table.$E$2:.$E$5" chart:label-cell-address="local-table.$E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  <table:table-cell office:value-type="string">
                <text:p>Series 4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msFillGradient_20_1" draw:display-name="msFillGradient 1" draw:style="linear" draw:start-color="#000000" draw:end-color="#00000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ffffff" style:text-position="0% 100%" fo:font-family="Calibri" fo:font-size="28pt" style:font-size-asian="28pt" style:font-size-complex="28pt"/>
    </style:style>
    <style:style style:name="ch3" style:family="chart">
      <style:chart-properties chart:stacked="true" chart:include-hidden-cells="false" chart:auto-position="true" chart:auto-size="true" chart:treat-empty-cells="use-zero" loext:external-data="ppt/embeddings/Microsoft_Excel_Worksheet3.xlsx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056981"/>
      <style:text-properties fo:color="#ffffff" style:text-position="0% 100%" fo:font-family="Calibri" fo:font-size="24pt" style:font-size-asian="24pt" style:font-size-complex="2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056981"/>
      <style:text-properties fo:color="#ffffff" style:text-position="0% 100%" fo:font-family="Calibri" fo:font-size="24pt" style:font-size-asian="24pt" style:font-size-complex="24pt"/>
    </style:style>
    <style:style style:name="ch6" style:family="chart">
      <style:graphic-properties svg:stroke-width="0.026cm" svg:stroke-color="#056981"/>
    </style:style>
    <style:style style:name="ch7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ffffff" style:text-position="0% 100%" fo:font-family="Calibri" fo:font-size="18pt" style:font-size-asian="18pt" style:font-size-complex="18pt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ffffff" style:text-position="0% 100%" fo:font-family="Calibri" fo:font-size="18pt" style:font-size-asian="18pt" style:font-size-complex="18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gradient" draw:fill-gradient-name="msFillGradient_20_3"/>
      <style:text-properties fo:color="#ffffff" style:text-position="0% 100%" fo:font-family="Calibri" fo:font-size="18pt" style:font-size-asian="18pt" style:font-size-complex="18pt"/>
    </style:style>
    <style:style style:name="ch10" style:family="chart">
      <style:graphic-properties draw:fill="gradient" draw:fill-color="#d9d9d9" draw:fill-gradient-name="msFillGradient_20_4"/>
    </style:style>
    <style:style style:name="ch11" style:family="chart">
      <style:graphic-properties draw:fill-color="#d9d9d9"/>
    </style:style>
  </office:automatic-styles>
  <office:body>
    <office:chart>
      <chart:chart svg:width="21.74cm" svg:height="14.839cm" xlink:href="." xlink:type="simple" chart:class="chart:area" chart:style-name="ch1">
        <chart:legend chart:legend-position="end" svg:x="16.233cm" svg:y="5.041cm" style:legend-expansion="custom" chartooo:width="5.383cm" chartooo:height="4.698cm" style:legend-expansion-aspect-ratio="1.1458067262665" chart:style-name="ch2"/>
        <chart:plot-area chart:style-name="ch3" chart:data-source-has-labels="both" svg:x="0.434cm" svg:y="0.296cm" svg:width="15.279cm" svg:height="14.247cm">
          <chartooo:coordinate-region svg:x="4.102cm" svg:y="0.8cm" svg:width="11.255cm" svg:height="9.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msFillGradient_20_1" draw:display-name="msFillGradient 1" draw:style="linear" draw:start-color="#6f5400" draw:end-color="#b48700" draw:start-intensity="100%" draw:end-intensity="100%" draw:angle="1800" draw:border="0%"/>
    <draw:gradient draw:name="msFillGradient_20_2" draw:display-name="msFillGradient 2" draw:style="linear" draw:start-color="#1e3a67" draw:end-color="#345fa3" draw:start-intensity="100%" draw:end-intensity="100%" draw:angle="1800" draw:border="0%"/>
    <draw:gradient draw:name="msFillGradient_20_3" draw:display-name="msFillGradient 3" draw:style="linear" draw:start-color="#7c3203" draw:end-color="#c3510a" draw:start-intensity="100%" draw:end-intensity="100%" draw:angle="1800" draw:border="0%"/>
    <draw:gradient draw:name="msFillGradient_20_4" draw:display-name="msFillGradient 4" draw:style="linear" draw:start-color="#000000" draw:end-color="#000000" draw:start-intensity="100%" draw:end-intensity="100%" draw:angle="1800" draw:border="0%"/>
  </office:styles>
</office:document-styles>
</file>